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137" officeooo:paragraph-rsid="001a4137"/>
    </style:style>
    <style:style style:name="P2" style:family="paragraph" style:parent-style-name="Standard">
      <style:text-properties officeooo:rsid="001a4137" officeooo:paragraph-rsid="001af039"/>
    </style:style>
    <style:style style:name="P3" style:family="paragraph" style:parent-style-name="Standard">
      <style:text-properties officeooo:rsid="001af039" officeooo:paragraph-rsid="001a4137"/>
    </style:style>
    <style:style style:name="P4" style:family="paragraph" style:parent-style-name="Standard">
      <style:text-properties officeooo:rsid="001af039" officeooo:paragraph-rsid="001af039"/>
    </style:style>
    <style:style style:name="T1" style:family="text">
      <style:text-properties officeooo:rsid="001af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/text:p>
      <text:p text:style-name="P1"/>
      <text:p text:style-name="P1">a)</text:p>
      <text:p text:style-name="P1"/>
      <text:p text:style-name="P1">gamma_min = 0.09</text:p>
      <text:p text:style-name="P1">gamma_max = 1.5</text:p>
      <text:p text:style-name="P1"/>
      <text:p text:style-name="P1">d = 0.5</text:p>
      <text:p text:style-name="P1">u = 1.2 </text:p>
      <text:p text:style-name="P3"/>
      <text:p text:style-name="P3"/>
      <text:p text:style-name="P2">c)</text:p>
      <text:p text:style-name="P2">batch ohne rprob ca.22000</text:p>
      <text:p text:style-name="P1"><text:span text:style-name="T1">Online Verfahren auch ca.22000</text:span></text:p>
      <text:p text:style-name="P1"><text:s/><text:span text:style-name="T1">mit rprop ca.10 mal schneller</text:span> </text:p>
      <text:p text:style-name="P1"><text:s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18:30.119507611</meta:creation-date>
    <dc:date>2016-01-27T00:46:19.805327209</dc:date>
    <meta:editing-duration>PT12M3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11" meta:word-count="29" meta:character-count="146" meta:non-whitespace-character-count="123"/>
  </office:meta>
</office:document-meta>
</file>